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27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0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IST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PERSON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PERSON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PRSN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individual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si pertenece o ha pertenecido a algún grup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PRSNA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PRSN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PRSN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repeated="4"/>
          <table:table-cell table:number-columns-repeated="248"/>
        </table:table-row>
        <table:table-row table:style-name="ro2">
          <table:table-cell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GRUP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GRUP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GRUP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de personas que interpretan o componen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en el caso de existir o haber existido algún miembro asoci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GRUPO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MMB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9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MIEMBR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MIEMBR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MMB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personas integrantes de un grupo en un momento concreto en 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.</text:p>
            <text:p>No podrán existir dos entradas de una misma persona con su fecha de salida nula.</text:p>
            <text:p>De existir una entrada con su fecha de salida nula esta será, necesariamente, única y hará referencia al grupo actual al que pertenece la person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GRUPO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TVI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TVF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LBUM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CL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Elemento incluido en nuestro repertorio de productos que puede ser comprado por un usuario y descargado desde un dispositiv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08:46:16.27463907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27:29.737209281</dc:date>
    <meta:print-date>2016-01-28T16:40:00</meta:print-date>
    <meta:editing-cycles>134</meta:editing-cycles>
    <meta:editing-duration>PT4H17M30S</meta:editing-duration>
    <meta:generator>LibreOffice/6.4.7.2$Linux_X86_64 LibreOffice_project/40$Build-2</meta:generator>
    <meta:document-statistic meta:table-count="13" meta:cell-count="391" meta:object-count="0"/>
  </office:meta>
</office:document-meta>
</file>